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Table1" style:family="table">
      <style:table-properties style:width="1.659in" table:align="left"/>
    </style:style>
    <style:style style:name="Table1.A" style:family="table-column">
      <style:table-column-properties style:column-width="0.6347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784in"/>
    </style:style>
    <style:style style:name="Table1.A1" style:family="table-cell">
      <style:table-cell-properties style:vertical-align="middle" fo:background-color="#eeeeee" fo:padding="0.0194in" fo:border="0.05pt solid #cccccc">
        <style:background-image/>
      </style:table-cell-properties>
    </style:style>
    <style:style style:name="Table1.B1" style:family="table-cell">
      <style:table-cell-properties style:vertical-align="middle" fo:padding="0.0194in" fo:border="0.05pt solid #cccccc"/>
    </style:style>
    <style:style style:name="Table1.C1" style:family="table-cell">
      <style:table-cell-properties style:vertical-align="middle" fo:padding="0.0194in" fo:border="0.05pt solid #cccccc"/>
    </style:style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2a6099" loext:opacity="100%" fo:font-size="10pt" fo:font-weight="normal" officeooo:rsid="0087f033" officeooo:paragraph-rsid="006ebd07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2a6099" loext:opacity="100%" fo:font-weight="normal" officeooo:paragraph-rsid="006ebd07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ebd07" fo:background-color="#ffff00" style:font-weight-asian="bold" style:font-weight-complex="bold"/>
    </style:style>
    <style:style style:name="P6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weight="bold" fo:background-color="#ffff00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abda3" officeooo:paragraph-rsid="009abda3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c33ee" officeooo:paragraph-rsid="009c33ee" style:font-weight-asian="normal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abda3" officeooo:paragraph-rsid="009abda3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b427b" officeooo:paragraph-rsid="009b427b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c33ee" officeooo:paragraph-rsid="009c33ee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7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a1fe4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a9f17e" officeooo:paragraph-rsid="00a9f17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261b22" officeooo:paragraph-rsid="00a1fe4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9400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4pt" fo:letter-spacing="normal" fo:font-style="normal" fo:font-weight="bold" officeooo:rsid="00a35f4c" officeooo:paragraph-rsid="00a35f4c" fo:background-color="transparent" style:font-name-asian="Noto Sans Mono CJK SC" style:font-size-asian="14pt" style:font-weight-asian="bold" style:font-name-complex="Liberation Mono" style:font-size-complex="14pt" style:font-weight-complex="bold"/>
    </style:style>
    <style:style style:name="P2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2a6099" loext:opacity="100%" style:font-name="apple-system" fo:font-size="10pt" fo:letter-spacing="normal" fo:font-style="normal" fo:font-weight="normal" officeooo:rsid="0087f033" officeooo:paragraph-rsid="006ebd07" style:font-size-asian="10pt" style:font-weight-asian="normal" style:font-size-complex="10pt" style:font-weight-complex="normal"/>
    </style:style>
    <style:style style:name="P2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2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9623cf" officeooo:paragraph-rsid="009623cf" style:font-weight-asian="normal" style:font-weight-complex="normal"/>
    </style:style>
    <style:style style:name="P29" style:family="paragraph" style:parent-style-name="Preformatted_20_Text">
      <style:text-properties fo:font-variant="normal" fo:text-transform="none" fo:color="#8e908c" loext:opacity="100%" style:font-name="inherit" fo:font-size="11.25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30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44444" loext:opacity="100%" style:font-name="Courier" fo:font-size="12pt" fo:letter-spacing="normal" fo:font-style="normal" fo:font-weight="bold" officeooo:rsid="00261b22" officeooo:paragraph-rsid="009c9ea8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1" style:family="paragraph" style:parent-style-name="Standard">
      <style:text-properties style:font-name="Liberation Mono" fo:font-size="10pt" fo:font-weight="bold" officeooo:rsid="00261b22" officeooo:paragraph-rsid="009c9ea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2" style:family="paragraph" style:parent-style-name="Standard">
      <style:text-properties style:font-name="Liberation Mono" fo:font-size="10pt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Standard">
      <style:text-properties style:font-name="Liberation Mono" fo:font-size="10pt" fo:font-weight="normal" officeooo:rsid="009d6b89" officeooo:paragraph-rsid="009d6b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3pt" fo:font-weight="bold" officeooo:rsid="00261b22" officeooo:paragraph-rsid="009c9ea8" fo:background-color="transparent" style:font-name-asian="Noto Sans Mono CJK SC" style:font-size-asian="13pt" style:font-weight-asian="bold" style:font-name-complex="Liberation Mono" style:font-size-complex="13pt" style:font-weight-complex="bold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background-color="#ffff00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fo:background-color="#ffff00"/>
    </style:style>
    <style:style style:name="P37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b7670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variant="normal" fo:text-transform="none" style:font-name="apple-system" fo:letter-spacing="normal" fo:font-style="normal"/>
    </style:style>
    <style:style style:name="T2" style:family="text">
      <style:text-properties fo:font-variant="normal" fo:text-transform="none" fo:color="#333333" loext:opacity="100%" style:font-name="apple-system" fo:font-size="12.75pt" fo:letter-spacing="normal" fo:font-style="normal"/>
    </style:style>
    <style:style style:name="T3" style:family="text">
      <style:text-properties fo:font-variant="normal" fo:text-transform="none" fo:color="#333333" loext:opacity="100%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2b73b7" loext:opacity="100%" style:font-name="apple-system" fo:font-size="12.75pt" fo:letter-spacing="normal" fo:font-style="normal" style:text-underline-style="solid" style:text-underline-width="auto" style:text-underline-color="font-color" fo:background-color="#ffffff" loext:char-shading-value="0"/>
    </style:style>
    <style:style style:name="T5" style:family="text">
      <style:text-properties fo:font-variant="normal" fo:text-transform="none" fo:color="#2b73b7" loext:opacity="100%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officeooo:rsid="009c3878"/>
    </style:style>
    <style:style style:name="T7" style:family="text">
      <style:text-properties officeooo:rsid="00290643"/>
    </style:style>
    <style:style style:name="T8" style:family="text">
      <style:text-properties officeooo:rsid="00a86705"/>
    </style:style>
    <style:style style:name="T9" style:family="text">
      <style:text-properties officeooo:rsid="00a94008"/>
    </style:style>
    <style:style style:name="T10" style:family="text">
      <style:text-properties officeooo:rsid="00ab7670"/>
    </style:style>
    <style:style style:name="T11" style:family="text">
      <style:text-properties officeooo:rsid="00ad1b00"/>
    </style:style>
    <style:style style:name="T12" style:family="text">
      <style:text-properties officeooo:rsid="00aeba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M1 Install OS into eMMC on Ubuntu</text:p>
      <text:p text:style-name="P4">https://docs.khadas.com/products/sbc/vim1/install-os/install-os-into-emmc-on-ubuntu</text:p>
      <text:p text:style-name="P7">sudo apt-get install libusb-dev git parted</text:p>
      <text:p text:style-name="P2">$ git clone https://github.com/khadas/utils</text:p>
      <text:p text:style-name="P2">Or just pull it (if you have already cloned this repository).</text:p>
      <text:p text:style-name="P2"/>
      <text:p text:style-name="P2">$ cd /path/to/utils</text:p>
      <text:p text:style-name="P2">$ git pull</text:p>
      <text:p text:style-name="P2">Install the Flash Tool</text:p>
      <text:p text:style-name="P2">You need to install USB rules and create some links.</text:p>
      <text:p text:style-name="P2"/>
      <text:p text:style-name="P2">$ cd /path/to/utils</text:p>
      <text:p text:style-name="P2">$ sudo ./INSTALL</text:p>
      <text:p text:style-name="P2"/>
      <text:p text:style-name="P2"><text:span text:style-name="T2">You must now put your board into </text:span><text:a xlink:type="simple" xlink:href="https://docs.khadas.com/products/sbc/common/install-os/boot-into-upgrade-mode" text:style-name="Internet_20_link" text:visited-style-name="Visited_20_Internet_20_Link"><text:span text:style-name="T4">Upgrade Mode</text:span></text:a><text:span text:style-name="T2">.</text:span></text:p>
      <text:p text:style-name="P3"><text:a xlink:type="simple" xlink:href="https://docs.khadas.com/products/sbc/vim1/install-os/boot-into-upgrade-mode#tab__serial-mode" text:style-name="Internet_20_link" text:visited-style-name="Visited_20_Internet_20_Link"><text:span text:style-name="T1">https://docs.khadas.com/products/sbc/vim1/install-os/boot-into-upgrade-mode#tab__serial-mode</text:span></text:a></text:p>
      <text:p text:style-name="P26"/>
      <text:p text:style-name="P27">Connect VIM1 to PC with a USB-C cable.</text:p>
      <text:p text:style-name="P27">Quickly press the Function key 3 times in 2 seconds, then release the key. You will see the Power LED (Blue) blink for about 3 seconds.</text:p>
      <text:p text:style-name="P27">After the Power LED (Blue) turns OFF, this indicates that the board is in Upgrade Mode (Maskrom Mode).</text:p>
      <text:p text:style-name="P27"/>
      <text:p text:style-name="P28">or</text:p>
      <text:p text:style-name="P8"/>
      <text:p text:style-name="P27">Power on VIM1.</text:p>
      <text:p text:style-name="P27">Long press the POWER key without releasing it.</text:p>
      <text:p text:style-name="P27">Short press the Reset key and release it.</text:p>
      <text:p text:style-name="P27">Count for 2 to 3 seconds, then release the POWER key to enter into Upgrade Mode. You will see the sys-led turn ON when you’ve entered Upgrade Mode.</text:p>
      <text:p text:style-name="P8"/>
      <text:p text:style-name="P8"/>
      <text:p text:style-name="P8">$ lsusb | grep Amlogic</text:p>
      <text:p text:style-name="P8">Bus 003 Device 073: ID 1b8e:c004 Amlogic, Inc. DNL</text:p>
      <text:p text:style-name="P8"/>
      <text:p text:style-name="P12">burn-tool -v aml -b VIM1 -i /path/to/image</text:p>
      <text:p text:style-name="P12"/>
      <text:p text:style-name="P12"/>
      <text:p text:style-name="P12"/>
      <text:p text:style-name="P1"><text:span text:style-name="T3">For more information please refer to </text:span><text:a xlink:type="simple" xlink:href="https://github.com/khadas//utils/" text:style-name="Internet_20_link" text:visited-style-name="Visited_20_Internet_20_Link"><text:span text:style-name="T5">flash-tool docs</text:span></text:a><text:span text:style-name="T3">.</text:span></text:p>
      <text:p text:style-name="P11"/>
      <text:h text:style-name="P17" text:outline-level="1"><text:bookmark text:name="vim1-build-ubuntu"/>VIM1 Build Ubuntu</text:h>
      <text:p text:style-name="P16"><text:a xlink:type="simple" xlink:href="https://dl.khadas.com/.images/vim1/" text:style-name="Internet_20_link" text:visited-style-name="Visited_20_Internet_20_Link">https://dl.khadas.com/.images/vim1/</text:a></text:p>
      <text:p text:style-name="P16">https://dl.khadas.com/firmware/vim1/ubuntu/emmc/</text:p>
      <text:p text:style-name="P11"><text:a xlink:type="simple" xlink:href="https://docs.khadas.com/products/sbc/vim1/development/linux/build-ubuntu" text:style-name="Internet_20_link" text:visited-style-name="Visited_20_Internet_20_Link">https://docs.khadas.com/products/sbc/vim1/development/linux/build-ubuntu</text:a></text:p>
      <text:p text:style-name="P11"/>
      <text:p text:style-name="P13">WiFi</text:p>
      <text:p text:style-name="P9">RTL8821CE driver</text:p>
      <text:p text:style-name="P15"><text:soft-page-break/>sshfs</text:p>
      <text:p text:style-name="P10">sshfs khadas@192.168.100.<text:span text:style-name="T6">4</text:span>:/home/khadas/aqua /home/user/SOFT/Github/Sublime_tests/Khadas_aqua</text:p>
      <text:p text:style-name="P14"/>
      <text:p text:style-name="P31"><text:a xlink:type="simple" xlink:href="https://khadas.github.io/linux/edge/WiringPi.html" text:style-name="Internet_20_link" text:visited-style-name="Visited_20_Internet_20_Link">https://khadas.github.io/linux/edge/WiringPi.html</text:a></text:p>
      <text:p text:style-name="P31"/>
      <text:p text:style-name="P33">gpio readall</text:p>
      <text:p text:style-name="P31"/>
      <text:p text:style-name="P31"/>
      <text:p text:style-name="P32">C Program Usage</text:p>
      <text:p text:style-name="P32">Get demo source code</text:p>
      <text:p text:style-name="P32">$ wget https://dl.khadas.com/development/code/docs_source/wiringpi.c</text:p>
      <text:p text:style-name="P32">Compile</text:p>
      <text:p text:style-name="P32">$ g<text:span text:style-name="T7">++</text:span> -o wiringpi wiringpi.c<text:span text:style-name="T7">pp</text:span> -lwiringPi -lpthread -lrt -lm -lcrypt</text:p>
      <text:p text:style-name="P32">$ sudo ./wiringpi</text:p>
      <text:p text:style-name="P32">wPi Pin 1 now is GIGH</text:p>
      <text:p text:style-name="P32">wPi Pin 1 now is LOW</text:p>
      <text:p text:style-name="P32">wPi Pin 1 now is GIGH</text:p>
      <text:p text:style-name="P32">wPi Pin 1 now is LOW</text:p>
      <text:p text:style-name="P32"/>
      <text:p text:style-name="P34">I2C</text:p>
      <text:p text:style-name="P32">I2C A</text:p>
      <text:p text:style-name="P32">Sensor SCL &lt;-&gt; I2C_SCK_A (PIN 22)</text:p>
      <text:p text:style-name="P32">Sensor SDA &lt;-&gt; I2C_SDA_A (PIN 23)</text:p>
      <text:p text:style-name="P32">Sensor GND &lt;-&gt; GND</text:p>
      <text:p text:style-name="P32">Sensor VCC &lt;-&gt; 5V or 3.3V //depends on external device power requirement</text:p>
      <text:p text:style-name="P32">I2C B</text:p>
      <text:p text:style-name="P32">Sensor SCL &lt;-&gt; I2C_SCK_B (PIN 25)</text:p>
      <text:p text:style-name="P32">Sensor SDA &lt;-&gt; I2C_SDA_B (PIN 26)</text:p>
      <text:p text:style-name="P32">Sensor GND &lt;-&gt; GND</text:p>
      <text:p text:style-name="P32">Sensor VCC &lt;-&gt; 5V or 3.3V //depends on external device power requirement</text:p>
      <text:p text:style-name="P32"/>
      <text:p text:style-name="P29">i2cdetect -y -r 1</text:p>
      <text:p text:style-name="P32"/>
      <text:p text:style-name="P32">Read the Value of the Device Register</text:p>
      <text:p text:style-name="P32">Read the device connected to the I2C A bus, whose device address is 0x1d and register address is 0x0d.</text:p>
      <text:p text:style-name="P32"/>
      <text:p text:style-name="P32"># i2cget -f -y 1 0x1d 0x0d</text:p>
      <text:p text:style-name="P32"/>
      <text:p text:style-name="P18"/>
      <text:p text:style-name="P18"/>
      <text:p text:style-name="P30">sudo apt-get install libi2c-dev</text:p>
      <text:p text:style-name="P18"/>
      <text:p text:style-name="P18"><text:a xlink:type="simple" xlink:href="https://github.com/khadas/WiringPi.git" text:style-name="Internet_20_link" text:visited-style-name="Visited_20_Internet_20_Link">https://github.com/khadas/WiringPi.git</text:a></text:p>
      <text:p text:style-name="P18"/>
      <text:p text:style-name="P18"/>
      <text:p text:style-name="P21">gpio i2cdete</text:p>
      <text:p text:style-name="P21"/>
      <text:p text:style-name="P25">1Wire</text:p>
      <text:p text:style-name="P21"/>
      <text:p text:style-name="P21"><text:a xlink:type="simple" xlink:href="https://docs.khadas.com/products/sbc/vim1/applications/gpio/1wire" text:style-name="Internet_20_link" text:visited-style-name="Visited_20_Internet_20_Link">https://docs.khadas.com/products/sbc/vim1/applications/gpio/1wire</text:a></text:p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VIM1/2</text:p>
          </table:table-cell>
          <table:table-cell table:style-name="Table1.B1" office:value-type="string">
            <text:p text:style-name="P35">37</text:p>
          </table:table-cell>
          <table:table-cell table:style-name="Table1.C1" office:value-type="string">
            <text:p text:style-name="P36">GPIOH_5</text:p>
          </table:table-cell>
        </table:table-row>
      </table:table>
      <text:p text:style-name="P21"/>
      <text:p text:style-name="P19">Edit /boot/env.txt to add the onewire node to overlays node if it doesn't exist.</text:p>
      <text:p text:style-name="P19"/>
      <text:p text:style-name="P19">overlays=onewire</text:p>
      <text:p text:style-name="P19"/>
      <text:p text:style-name="P19"><text:soft-page-break/>Reboot the system for this change to take effect.</text:p>
      <text:p text:style-name="P19"/>
      <text:p text:style-name="P19">Get Sensor Data</text:p>
      <text:p text:style-name="P19">Here we attach a 1-Wire device DS18B20 temperature sensor to the 1-Wire bus.</text:p>
      <text:p text:style-name="P19"/>
      <text:p text:style-name="P19">Enter the driver directory:</text:p>
      <text:p text:style-name="P19"/>
      <text:p text:style-name="P19">khadas@Khadas:~$ cd /sys/bus/w1/devices</text:p>
      <text:p text:style-name="P19">khadas@Khadas:/sys/bus/w1/devices$ ls</text:p>
      <text:p text:style-name="P19">28-0119395ebf91 <text:s/>w1_bus_master1</text:p>
      <text:p text:style-name="P19">You can see the node of ds18b20 is 28-0119395ebf91. Enter this directory:</text:p>
      <text:p text:style-name="P19"/>
      <text:p text:style-name="P19">khadas@Khadas:/sys/bus/w1/devices$ cd 28-0119395ebf91</text:p>
      <text:p text:style-name="P19">khadas@Khadas:/sys/bus/w1/devices/28-0119395ebf91$ ls</text:p>
      <text:p text:style-name="P19">driver <text:s/>id <text:s/>name <text:s/>power <text:s/>subsystem <text:s/>uevent <text:s/>w1_slave</text:p>
      <text:p text:style-name="P19">Read w1_slave file will get the temperature value:</text:p>
      <text:p text:style-name="P19"/>
      <text:p text:style-name="P19">khadas@Khadas:/sys/bus/w1/devices/28-0119395ebf91$ cat w1_slave</text:p>
      <text:p text:style-name="P19">b1 01 4b 46 7f ff 0c 10 d8 : crc=d8 YES</text:p>
      <text:p text:style-name="P19">b1 01 4b 46 7f ff 0c 10 d8 t=27062</text:p>
      <text:p text:style-name="P19">Disable 1-Wire to Use GPIO</text:p>
      <text:p text:style-name="P19">If you want to use normal GPIO instead of 1-Wire, you can remove the 1-Wire node in Device Tree Overlay.</text:p>
      <text:p text:style-name="P19"/>
      <text:p text:style-name="P20">gpio mode 10 OUT</text:p>
      <text:p text:style-name="P20">gpio write 10 1</text:p>
      <text:p text:style-name="P22"/>
      <text:p text:style-name="P39">PIN2<text:span text:style-name="T10">2</text:span> <text:s text:c="2"/>gpio <text:span text:style-name="T10">6</text:span> <text:s text:c="2"/><text:span text:style-name="T10">Резерв</text:span></text:p>
      <text:p text:style-name="P39">PIN<text:span text:style-name="T10">23</text:span> <text:s text:c="2"/>gpio <text:span text:style-name="T10">7</text:span> <text:s text:c="2"/><text:span text:style-name="T10">COLD</text:span></text:p>
      <text:p text:style-name="P22">PIN29 <text:s text:c="2"/>gpio 10 <text:s/>LAMP</text:p>
      <text:p text:style-name="P22">PIN30 <text:s text:c="2"/>gpio 11 <text:s/>HEAT</text:p>
      <text:p text:style-name="P22">PIM31 <text:s text:c="2"/>gpio 12 <text:s/>POMPA</text:p>
      <text:p text:style-name="P22">PIM32 <text:s text:c="2"/>gpio 13 <text:s/>Воздух</text:p>
      <text:p text:style-name="P24">PIM3<text:span text:style-name="T9">5</text:span> <text:s text:c="2"/>gpio 1<text:span text:style-name="T9">5</text:span> <text:s/><text:span text:style-name="T11">FOOD</text:span></text:p>
      <text:p text:style-name="P22"/>
      <text:p text:style-name="P23">PIN37 <text:s text:c="2"/>onewire <text:s/><text:span text:style-name="T8">измерение температуры</text:span></text:p>
      <text:p text:style-name="P23">PIN<text:span text:style-name="T8">40</text:span> <text:s text:c="2"/><text:span text:style-name="T8">GND</text:span></text:p>
      <text:p text:style-name="P23">PIN<text:span text:style-name="T8">1</text:span> <text:s text:c="3"/><text:span text:style-name="T8">+5</text:span></text:p>
      <text:p text:style-name="P23">PIN<text:span text:style-name="T8">2</text:span> <text:s text:c="3"/><text:span text:style-name="T8">+5</text:span></text:p>
      <text:p text:style-name="P23"/>
      <text:p text:style-name="P23"><text:span text:style-name="T12">cat </text:span>/sys/bus/w1/devices/28-011920f5f0d0/w1_slave</text:p>
      <text:p text:style-name="P37">more /sys/bus/w1/devices/*/w1_slave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4-07-06T23:16:51.576663817</dc:date>
    <meta:editing-duration>P1DT5H36S</meta:editing-duration>
    <meta:editing-cycles>129</meta:editing-cycles>
    <meta:document-statistic meta:table-count="1" meta:image-count="0" meta:object-count="0" meta:page-count="3" meta:paragraph-count="102" meta:word-count="551" meta:character-count="3785" meta:non-whitespace-character-count="3295"/>
  </office:meta>
</office:document-meta>
</file>